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rTool.setItemsPerPage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setStoredItems( List ite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rTool.getFirst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rTool.get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rTool.getIndex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getNext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rTool.getCreat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getTot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rTool.getNewItems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getSli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gerTool.getItemsPer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setItemsPerPage( int itemsPer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rTool.getItem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rTool.setCreateSession( boolean create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getPag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getPageNumber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rTool.getStoredIte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rTool.getPageDescrip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agerTool.setNewItems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getPrev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rTool.getSlip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setSlipSize( int slip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rTool.setIndex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rToo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rTool.getPages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has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setIndex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getItemsPerPag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setRequest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rTool.getSlipSiz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setSlipSize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setup(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gerTool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Tool.getLast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rTool.setItems( List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